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language="en" fo:country="U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51cm" svg:stroke-color="#000000" draw:marker-start-width="0.508cm" draw:marker-end-width="0.508cm" draw:fill="none" draw:fill-color="#ffffff" fo:min-height="0.82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649cm" draw:marker-end="Symmetric_20_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649cm" draw:marker-end="Symmetric_20_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2" draw:style-name="gr1" draw:text-style-name="P2" svg:width="3.135cm" svg:height="1.026cm" svg:x="4.805cm" svg:y="-0.88cm"><draw:text-box><text:p text:style-name="P1"><text:span text:style-name="T1">RRM based on AP configurations</text:span></text:p></draw:text-box></draw:frame><draw:frame text:anchor-type="paragraph" draw:z-index="1" draw:name="Shape2" draw:style-name="gr2" draw:text-style-name="P2" svg:width="3.132cm" svg:height="1.026cm" svg:x="4.912cm" svg:y="1.81cm"><draw:text-box><text:p text:style-name="P1"><text:span text:style-name="T1">Channel Selection control</text:span></text:p></draw:text-box></draw:frame><draw:frame text:anchor-type="paragraph" draw:z-index="2" draw:name="Shape2" draw:style-name="gr2" draw:text-style-name="P2" svg:width="3.132cm" svg:height="1.026cm" svg:x="0.263cm" svg:y="4.136cm"><draw:text-box><text:p text:style-name="P1"><text:span text:style-name="T1">Emission power Control</text:span></text:p></draw:text-box></draw:frame><draw:frame text:anchor-type="paragraph" draw:z-index="3" draw:name="Shape2" draw:style-name="gr2" draw:text-style-name="P2" svg:width="3.132cm" svg:height="1.026cm" svg:x="8.373cm" svg:y="1.808cm"><draw:text-box><text:p text:style-name="P1"><text:span text:style-name="T2">Antenna</text:span><text:span text:style-name="T1"> + </text:span><text:span text:style-name="T2">channel</text:span><text:span text:style-name="T1"> </text:span><text:span text:style-name="T2">control</text:span></text:p></draw:text-box></draw:frame><draw:frame text:anchor-type="paragraph" draw:z-index="4" draw:name="Shape2" draw:style-name="gr2" svg:width="2.895cm" svg:height="1.026cm" svg:x="1.76cm" svg:y="1.85cm"><draw:text-box><text:p>Antenna control </text:p><text:p><text:s text:c="8"/>based</text:p></draw:text-box></draw:frame><draw:frame text:anchor-type="paragraph" draw:z-index="5" draw:name="Shape2" draw:style-name="gr2" svg:width="2.541cm" svg:height="1.026cm" svg:x="3.704cm" svg:y="4.122cm"><draw:text-box><text:p>Directional Control based</text:p></draw:text-box></draw:frame><draw:line text:anchor-type="paragraph" draw:z-index="6" draw:name="Shape8" draw:style-name="gr3" draw:text-style-name="P1" svg:x1="10.199cm" svg:y1="0.776cm" svg:x2="3.092cm" svg:y2="0.794cm"><text:p/></draw:line><draw:line text:anchor-type="paragraph" draw:z-index="7" draw:name="Shape8" draw:style-name="gr3" draw:text-style-name="P1" svg:x1="4.828cm" svg:y1="3.471cm" svg:x2="1.672cm" svg:y2="3.471cm"><text:p/></draw:line><draw:line text:anchor-type="paragraph" draw:z-index="8" draw:name="Shape10" draw:style-name="gr3" draw:text-style-name="P1" svg:x1="6.41cm" svg:y1="1.057cm" svg:x2="6.41cm" svg:y2="0.145cm"><text:p/></draw:line><draw:line text:anchor-type="paragraph" draw:z-index="9" draw:name="Shape10" draw:style-name="gr3" draw:text-style-name="P1" svg:x1="3.226cm" svg:y1="3.471cm" svg:x2="3.226cm" svg:y2="2.875cm"><text:p/></draw:line><draw:line text:anchor-type="paragraph" draw:z-index="10" draw:name="Shape10" draw:style-name="gr4" draw:text-style-name="P2" svg:x1="10.13cm" svg:y1="0.776cm" svg:x2="10.128cm" svg:y2="1.808cm"><text:p/></draw:line><draw:line text:anchor-type="paragraph" draw:z-index="11" draw:name="Shape10" draw:style-name="gr5" draw:text-style-name="P2" svg:x1="1.732cm" svg:y1="3.471cm" svg:x2="1.732cm" svg:y2="4.136cm"><text:p/></draw:line><draw:line text:anchor-type="paragraph" draw:z-index="12" draw:name="Shape10" draw:style-name="gr5" draw:text-style-name="P2" svg:x1="4.791cm" svg:y1="3.411cm" svg:x2="4.784cm" svg:y2="4.122cm"><text:p/></draw:line><draw:line text:anchor-type="paragraph" draw:z-index="13" draw:name="Shape10" draw:style-name="gr4" draw:text-style-name="P2" svg:x1="3.163cm" svg:y1="0.776cm" svg:x2="3.174cm" svg:y2="1.926cm"><text:p/></draw:line><draw:line text:anchor-type="paragraph" draw:z-index="14" draw:name="Shape10" draw:style-name="gr4" draw:text-style-name="P2" svg:x1="6.41cm" svg:y1="1.002cm" svg:x2="6.41cm" svg:y2="1.8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6.699cm" style:num-format="1" style:print-orientation="portrait" fo:margin-top="1cm" fo:margin-bottom="0cm" fo:margin-left="0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09:22.854992173</meta:creation-date>
    <dc:date>2017-04-07T15:57:17.892136541</dc:date>
    <meta:editing-duration>PT25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